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 Narrow" svg:font-family="'Nimbus Sans Narrow'" style:font-family-generic="swiss" style:font-pitch="variable"/>
    <style:font-face style:name="Noto Looped Thai Bold" svg:font-family="'Noto Looped Thai Bold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adornments="Bold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Ubuntu" fo:font-size="14pt" officeooo:rsid="001b5057" officeooo:paragraph-rsid="001b5057" style:font-size-asian="14pt" style:font-size-complex="14pt"/>
    </style:style>
    <style:style style:name="T1" style:family="text">
      <style:text-properties officeooo:rsid="001b50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eclas de atalho</text:h>
      <text:p text:style-name="P2">Ctrl + Shift + a = Abrir no vscode</text:p>
      <text:p text:style-name="P2">Ctrl + p = Push</text:p>
      <text:p text:style-name="P2">Ctrl + Enter = Commit</text:p>
      <text:p text:style-name="P2">------------------------------------------------------------------</text:p>
      <text:p text:style-name="P2">U = Untracked</text:p>
      <text:p text:style-name="P2">M = Modify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 Narrow" svg:font-family="'Nimbus Sans Narrow'" style:font-family-generic="swiss" style:font-pitch="variable"/>
    <style:font-face style:name="Noto Looped Thai Bold" svg:font-family="'Noto Looped Thai Bold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adornments="Bol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7T17:02:44.868321766</meta:creation-date>
    <dc:date>2022-08-17T17:13:24.195002870</dc:date>
    <meta:editing-duration>PT29S</meta:editing-duration>
    <meta:editing-cycles>1</meta:editing-cycles>
    <meta:document-statistic meta:table-count="0" meta:image-count="0" meta:object-count="0" meta:page-count="1" meta:paragraph-count="7" meta:word-count="29" meta:character-count="175" meta:non-whitespace-character-count="153"/>
    <meta:generator>LibreOffice/7.3.5.2$Linux_X86_64 LibreOffice_project/30$Build-2</meta:generator>
  </office:meta>
</office:document-meta>
</file>